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5be" officeooo:paragraph-rsid="001775be"/>
    </style:style>
    <style:style style:name="P2" style:family="paragraph" style:parent-style-name="Standard">
      <style:text-properties officeooo:rsid="00181cc7" officeooo:paragraph-rsid="00181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S DEPENDIENTES</text:p>
      <text:p text:style-name="P2">TIENEN</text:p>
      <text:p text:style-name="P1">EMPLEADOS</text:p>
      <text:p text:style-name="P1">DEPARTAMENTOS</text:p>
      <text:p text:style-name="P1">LOCALES</text:p>
      <text:p text:style-name="P1">PROYECTOS</text:p>
      <text:p text:style-name="P2">(EMPLEADOS-PROYECTOS) TRABAJ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4:08:43.698000000</meta:creation-date>
    <meta:generator>LibreOffice/7.0.2.2$Windows_X86_64 LibreOffice_project/8349ace3c3162073abd90d81fd06dcfb6b36b994</meta:generator>
    <dc:date>2020-10-27T16:58:00.367000000</dc:date>
    <meta:editing-duration>PT1H30M10S</meta:editing-duration>
    <meta:editing-cycles>1</meta:editing-cycles>
    <meta:document-statistic meta:table-count="0" meta:image-count="0" meta:object-count="0" meta:page-count="1" meta:paragraph-count="7" meta:word-count="9" meta:character-count="94" meta:non-whitespace-character-count="92"/>
  </office:meta>
</office:document-meta>
</file>